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72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 style:text-autospace="none"/>
      <style:text-properties fo:font-size="36pt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1.27cm" fo:margin-right="0cm" fo:margin-top="0cm" fo:margin-bottom="0cm" fo:text-align="center" fo:text-indent="-1.27cm" style:text-autospace="none"/>
      <style:text-properties fo:font-size="32pt"/>
    </style:style>
    <style:style style:name="P9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ffffff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4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5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HYMN #571</text:span></text:p>
            <text:p text:style-name="P1"><text:span text:style-name="T2">“</text:span><text:span text:style-name="T2">God Loved the World So That He Gave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4cm" svg:height="7.011cm" svg:x="1.27cm" svg:y="0.508cm">
          <draw:text-box>
            <text:p text:style-name="P4"><text:span text:style-name="T4">1. </text:span><text:span text:style-name="T5">God loved the world so that He gave</text:span><text:span text:style-name="T5"><text:line-break/></text:span><text:span text:style-name="T5">His only Son the lost to save,</text:span><text:span text:style-name="T5"><text:line-break/></text:span><text:span text:style-name="T5">That all who would in Him believe</text:span><text:span text:style-name="T5"><text:line-break/></text:span><text:span text:style-name="T5">Should everlasting life rece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7" draw:layer="layout" svg:width="25.4cm" svg:height="7.011cm" svg:x="1.27cm" svg:y="0.508cm">
          <draw:text-box>
            <text:p text:style-name="P6"><text:span text:style-name="T6">2. </text:span><text:span text:style-name="T7">Christ Jesus is the ground of faith,</text:span><text:span text:style-name="T7"><text:line-break/></text:span><text:span text:style-name="T7">Who was made flesh and suffered death;</text:span><text:span text:style-name="T7"><text:line-break/></text:span><text:span text:style-name="T7">All then who trust in Him alone</text:span><text:span text:style-name="T7"><text:line-break/></text:span><text:span text:style-name="T7">Are built on this chief cornerst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7" draw:layer="layout" svg:width="25.4cm" svg:height="7.011cm" svg:x="1.27cm" svg:y="0.508cm">
          <draw:text-box>
            <text:p text:style-name="P6"><text:span text:style-name="T6">3. </text:span><text:span text:style-name="T7">God would not have the sinner die;</text:span><text:span text:style-name="T7"><text:line-break/></text:span><text:span text:style-name="T7">His Son with saving grace is nigh;</text:span><text:span text:style-name="T7"><text:line-break/></text:span><text:span text:style-name="T7">His Spirit in the Word declares</text:span><text:span text:style-name="T7"><text:line-break/></text:span><text:span text:style-name="T7">How we in Christ are heaven’s heir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7" draw:layer="layout" svg:width="25.4cm" svg:height="7.011cm" svg:x="1.27cm" svg:y="0.508cm">
          <draw:text-box>
            <text:p text:style-name="P6"><text:span text:style-name="T6">4. </text:span><text:span text:style-name="T7">Be of good cheer, for God’s own Son</text:span><text:span text:style-name="T7"><text:line-break/></text:span><text:span text:style-name="T7">Forgives all sins which you have done;</text:span><text:span text:style-name="T7"><text:line-break/></text:span><text:span text:style-name="T7">And, justified by Jesus’ blood,</text:span><text:span text:style-name="T7"><text:line-break/></text:span><text:span text:style-name="T7">Your Baptism grants the highest g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7" draw:layer="layout" svg:width="25.4cm" svg:height="7.011cm" svg:x="1.27cm" svg:y="0.508cm">
          <draw:text-box>
            <text:p text:style-name="P6"><text:span text:style-name="T6">5. </text:span><text:span text:style-name="T7">If you are sick, if death is near,</text:span><text:span text:style-name="T7"><text:line-break/></text:span><text:span text:style-name="T7">This truth your troubled heart can cheer:</text:span><text:span text:style-name="T7"><text:line-break/></text:span><text:span text:style-name="T7">Christ Jesus saves your soul from death;</text:span><text:span text:style-name="T7"><text:line-break/></text:span><text:span text:style-name="T7">That is the firmest ground of fai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4" draw:text-style-name="P10" draw:layer="layout" svg:width="25.4cm" svg:height="12.974cm" svg:x="1.27cm" svg:y="0.508cm">
          <draw:text-box>
            <text:p text:style-name="P8"><text:span text:style-name="T6">6. </text:span><text:span text:style-name="T7">Glory to God the Father, Son,</text:span></text:p>
            <text:p text:style-name="P8"><text:span text:style-name="T7">And Holy Spirit, Three in One!</text:span></text:p>
            <text:p text:style-name="P8"><text:span text:style-name="T7">To You, O blessèd Trinity,</text:span></text:p>
            <text:p text:style-name="P8"><text:span text:style-name="T7">Be praise now and eternally!</text:span></text:p>
            <text:p text:style-name="P9"><text:span text:style-name="T8"><text:line-break/></text:span><text:span text:style-name="T8"/></text:p>
            <text:p text:style-name="P9"><text:span text:style-name="T9"><text:s text:c="10"/></text:span><text:span text:style-name="T9">Public domain</text:span></text:p>
            <text:p text:style-name="P9"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2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4T09:58:34.627000000</meta:creation-date>
    <dc:title>Hymn template</dc:title>
    <meta:editing-duration>PT22M20S</meta:editing-duration>
    <meta:editing-cycles>13</meta:editing-cycles>
    <meta:generator>LibreOffice/6.1.5.2$Windows_X86_64 LibreOffice_project/90f8dcf33c87b3705e78202e3df5142b201bd805</meta:generator>
    <meta:initial-creator>Arthur Hoch</meta:initial-creator>
    <dc:date>2019-04-23T17:07:59.113000000</dc:date>
    <meta:document-statistic meta:object-count="42"/>
    <meta:template xlink:type="simple" xlink:actuate="onRequest" xlink:title="Hymn template" xlink:href="../../AppData/Roaming/LibreOffice/4/user/template/Worship%20Templsates/Hymn%20template.otp" meta:date="2015-03-14T09:58:34.327000000"/>
  </office:meta>
</office:document-meta>
</file>